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6ac9b" officeooo:paragraph-rsid="0016ac9b" style:font-size-asian="19.25pt" style:font-size-complex="22pt"/>
    </style:style>
    <style:style style:name="T1" style:family="text">
      <style:text-properties officeooo:rsid="0017b5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p-33</text:p>
      <text:p text:style-name="P1"/>
      <text:p text:style-name="P1">Q.3</text:p>
      <text:p text:style-name="P1"/>
      <text:p text:style-name="P1">SQL&gt; create table booktest(bid int primary key,bname varchar(20),auth_name varchar(30),price int not null,publi varchar(50));</text:p>
      <text:p text:style-name="P1"/>
      <text:p text:style-name="P1">Table created.</text:p>
      <text:p text:style-name="P1"/>
      <text:p text:style-name="P1">SQL&gt; desc booktest;</text:p>
      <text:p text:style-name="P1"><text:s/>Name <text:s text:c="37"/>Null? <text:s text:c="3"/>Type</text:p>
      <text:p text:style-name="P1"><text:s/>----------------------------------------- -------- ----------------------------</text:p>
      <text:p text:style-name="P1"><text:s/>BID <text:s text:c="38"/>NOT NULL NUMBER(38)</text:p>
      <text:p text:style-name="P1"><text:s/>BNAME <text:s text:c="45"/>VARCHAR2(20)</text:p>
      <text:p text:style-name="P1"><text:s/>AUTH_NAME <text:s text:c="41"/>VARCHAR2(30)</text:p>
      <text:p text:style-name="P1"><text:s/>PRICE <text:s text:c="36"/>NOT NULL NUMBER(38)</text:p>
      <text:p text:style-name="P1"><text:s/>PUBLI <text:s text:c="45"/>VARCHAR2(50)</text:p>
      <text:p text:style-name="P1"/>
      <text:p text:style-name="P1">SQL&gt; create table librarytest(lno int primary key,bid int,foreign key(bid) references booktest(bid) on delete cascade,</text:p>
      <text:p text:style-name="P1"><text:soft-page-break/><text:s text:c="2"/>2 <text:s/>lname varchar(20),loc varchar(30),librarian varchar(30),nob int);</text:p>
      <text:p text:style-name="P1"/>
      <text:p text:style-name="P1">Table created.</text:p>
      <text:p text:style-name="P1"/>
      <text:p text:style-name="P1">SQL&gt; desc librarytest;</text:p>
      <text:p text:style-name="P1"><text:s/>Name <text:s text:c="37"/>Null? <text:s text:c="3"/>Type</text:p>
      <text:p text:style-name="P1"><text:s/>----------------------------------------- -------- ----------------------------</text:p>
      <text:p text:style-name="P1"><text:s/>LNO <text:s text:c="38"/>NOT NULL NUMBER(38)</text:p>
      <text:p text:style-name="P1"><text:s/>BID <text:s text:c="47"/>NUMBER(38)</text:p>
      <text:p text:style-name="P1"><text:s/>LNAME <text:s text:c="45"/>VARCHAR2(20)</text:p>
      <text:p text:style-name="P1"><text:s/>LOC <text:s text:c="47"/>VARCHAR2(30)</text:p>
      <text:p text:style-name="P1"><text:s/>LIBRARIAN <text:s text:c="41"/>VARCHAR2(30)</text:p>
      <text:p text:style-name="P1"><text:s/>NOB <text:s text:c="47"/>NUMBER(38)</text:p>
      <text:p text:style-name="P1"/>
      <text:p text:style-name="P1">SQL&gt; insert into booktest values(101,'life','rishab',250,'xyz');</text:p>
      <text:p text:style-name="P1"/>
      <text:p text:style-name="P1">1 row created.</text:p>
      <text:p text:style-name="P1"/>
      <text:p text:style-name="P1">SQL&gt; insert into booktest values(102,'attac on titan','rehan',450,'nirali');</text:p>
      <text:p text:style-name="P1"/>
      <text:p text:style-name="P1">1 row created.</text:p>
      <text:p text:style-name="P1"><text:soft-page-break/></text:p>
      <text:p text:style-name="P1">SQL&gt; insert into booktest values(103,'hotel management','akshay',650,'nirali');</text:p>
      <text:p text:style-name="P1"/>
      <text:p text:style-name="P1">1 row created.</text:p>
      <text:p text:style-name="P1"/>
      <text:p text:style-name="P1">SQL&gt; insert into booktest values(104,'life of pie','rohan',850,'ncert');</text:p>
      <text:p text:style-name="P1"/>
      <text:p text:style-name="P1">1 row created.</text:p>
      <text:p text:style-name="P1"/>
      <text:p text:style-name="P1">SQL&gt; insert into booktest values(106,'love','prem',1000,'vision');</text:p>
      <text:p text:style-name="P1"/>
      <text:p text:style-name="P1">1 row created.</text:p>
      <text:p text:style-name="P1"/>
      <text:p text:style-name="P1">SQL&gt; insert into booktest values(107,'friends','aman',1050,'vision');</text:p>
      <text:p text:style-name="P1"/>
      <text:p text:style-name="P1">1 row created.</text:p>
      <text:p text:style-name="P1"/>
      <text:p text:style-name="P1"/>
      <text:p text:style-name="P1">SQL&gt; select*from booktest;</text:p>
      <text:p text:style-name="P1"/>
      <text:p text:style-name="P1"><text:s text:c="7"/>BID BNAME <text:s text:c="15"/>AUTH_NAME <text:s text:c="26"/>PRICE</text:p>
      <text:p text:style-name="P1">---------- -------------------- ------------------------------ ----------</text:p>
      <text:p text:style-name="P1"><text:soft-page-break/>PUBLI</text:p>
      <text:p text:style-name="P1">--------------------------------------------------</text:p>
      <text:p text:style-name="P1"><text:s text:c="7"/>101 life <text:s text:c="16"/>rishab <text:s text:c="31"/>250</text:p>
      <text:p text:style-name="P1">xyz</text:p>
      <text:p text:style-name="P1"/>
      <text:p text:style-name="P1"><text:s text:c="7"/>102 attac on titan <text:s text:c="6"/>rehan <text:s text:c="32"/>450</text:p>
      <text:p text:style-name="P1">nirali</text:p>
      <text:p text:style-name="P1"/>
      <text:p text:style-name="P1"><text:s text:c="7"/>103 hotel management <text:s text:c="4"/>akshay <text:s text:c="31"/>650</text:p>
      <text:p text:style-name="P1">nirali</text:p>
      <text:p text:style-name="P1"/>
      <text:p text:style-name="P1"/>
      <text:p text:style-name="P1"><text:s text:c="7"/>BID BNAME <text:s text:c="15"/>AUTH_NAME <text:s text:c="26"/>PRICE</text:p>
      <text:p text:style-name="P1">---------- -------------------- ------------------------------ ----------</text:p>
      <text:p text:style-name="P1">PUBLI</text:p>
      <text:p text:style-name="P1">--------------------------------------------------</text:p>
      <text:p text:style-name="P1"><text:s text:c="7"/>104 life of pie <text:s text:c="9"/>rohan <text:s text:c="32"/>850</text:p>
      <text:p text:style-name="P1">ncert</text:p>
      <text:p text:style-name="P1"/>
      <text:p text:style-name="P1"><text:s text:c="7"/>105 army <text:s text:c="16"/>digvijay <text:s text:c="29"/>900</text:p>
      <text:p text:style-name="P1">BPB</text:p>
      <text:p text:style-name="P1"/>
      <text:p text:style-name="P1"><text:soft-page-break/><text:s text:c="7"/>106 love <text:s text:c="16"/>prem <text:s text:c="32"/>1000</text:p>
      <text:p text:style-name="P1">vision</text:p>
      <text:p text:style-name="P1"/>
      <text:p text:style-name="P1"/>
      <text:p text:style-name="P1"><text:s text:c="7"/>BID BNAME <text:s text:c="15"/>AUTH_NAME <text:s text:c="26"/>PRICE</text:p>
      <text:p text:style-name="P1">---------- -------------------- ------------------------------ ----------</text:p>
      <text:p text:style-name="P1">PUBLI</text:p>
      <text:p text:style-name="P1">--------------------------------------------------</text:p>
      <text:p text:style-name="P1"><text:s text:c="7"/>107 friends <text:s text:c="13"/>aman <text:s text:c="32"/>1050</text:p>
      <text:p text:style-name="P1">vision</text:p>
      <text:p text:style-name="P1"/>
      <text:p text:style-name="P1"/>
      <text:p text:style-name="P1">7 rows selected.</text:p>
      <text:p text:style-name="P1"/>
      <text:p text:style-name="P1">SQL&gt; select*from librarytest;</text:p>
      <text:p text:style-name="P1"/>
      <text:p text:style-name="P1"><text:s text:c="7"/>LNO <text:s text:c="7"/>BID LNAME <text:s text:c="15"/>LOC</text:p>
      <text:p text:style-name="P1">---------- ---------- -------------------- ------------------------------</text:p>
      <text:p text:style-name="P1">LIBRARIAN <text:s text:c="28"/>NOB</text:p>
      <text:p text:style-name="P1">------------------------------ ----------</text:p>
      <text:p text:style-name="P1"><text:s text:c="8"/>10 <text:s text:c="7"/>101 DPU <text:s text:c="17"/>pune</text:p>
      <text:p text:style-name="P1">kunal <text:s text:c="32"/>100</text:p>
      <text:p text:style-name="P1"/>
      <text:p text:style-name="P1"><text:s text:c="8"/>11 <text:s text:c="7"/>101 DYP <text:s text:c="17"/>pune</text:p>
      <text:p text:style-name="P1"><text:soft-page-break/>ankush <text:s text:c="31"/>999</text:p>
      <text:p text:style-name="P1"/>
      <text:p text:style-name="P1"><text:s text:c="8"/>12 <text:s text:c="7"/>102 APS <text:s text:c="17"/>mumbai</text:p>
      <text:p text:style-name="P1">yash <text:s text:c="31"/>11000</text:p>
      <text:p text:style-name="P1"/>
      <text:p text:style-name="P1"/>
      <text:p text:style-name="P1"><text:s text:c="7"/>LNO <text:s text:c="7"/>BID LNAME <text:s text:c="15"/>LOC</text:p>
      <text:p text:style-name="P1">---------- ---------- -------------------- ------------------------------</text:p>
      <text:p text:style-name="P1">LIBRARIAN <text:s text:c="28"/>NOB</text:p>
      <text:p text:style-name="P1">------------------------------ ----------</text:p>
      <text:p text:style-name="P1"><text:s text:c="8"/>13 <text:s text:c="7"/>102 KV <text:s text:c="18"/>kolkata</text:p>
      <text:p text:style-name="P1">ram <text:s text:c="32"/>15000</text:p>
      <text:p text:style-name="P1"/>
      <text:p text:style-name="P1"><text:s text:c="8"/>14 <text:s text:c="7"/>103 DPU <text:s text:c="17"/>chennai</text:p>
      <text:p text:style-name="P1">shyam <text:s text:c="31"/>3000</text:p>
      <text:p text:style-name="P1"/>
      <text:p text:style-name="P1"><text:s text:c="8"/>15 <text:s text:c="7"/>103 DPU <text:s text:c="17"/>pune</text:p>
      <text:p text:style-name="P1">atharv <text:s text:c="30"/>4000</text:p>
      <text:p text:style-name="P1"/>
      <text:p text:style-name="P1"/>
      <text:p text:style-name="P1"><text:s text:c="7"/>LNO <text:s text:c="7"/>BID LNAME <text:s text:c="15"/>LOC</text:p>
      <text:p text:style-name="P1">---------- ---------- -------------------- ------------------------------</text:p>
      <text:p text:style-name="P1">LIBRARIAN <text:s text:c="28"/>NOB</text:p>
      <text:p text:style-name="P1">------------------------------ ----------</text:p>
      <text:p text:style-name="P1"><text:s text:c="8"/>16 <text:s text:c="7"/>106 DPU <text:s text:c="17"/>mumbai</text:p>
      <text:p text:style-name="P1">punit <text:s text:c="31"/>1200</text:p>
      <text:p text:style-name="P1"><text:soft-page-break/></text:p>
      <text:p text:style-name="P1"/>
      <text:p text:style-name="P1">7 rows selected.</text:p>
      <text:p text:style-name="P1"/>
      <text:p text:style-name="P1"/>
      <text:p text:style-name="P1"/>
      <text:p text:style-name="P1">1)SQL&gt; select*from librarytest where nob&gt;10000;</text:p>
      <text:p text:style-name="P1"/>
      <text:p text:style-name="P1"><text:s text:c="7"/>LNO <text:s text:c="7"/>BID LNAME <text:s text:c="15"/>LOC</text:p>
      <text:p text:style-name="P1">---------- ---------- -------------------- ------------------------------</text:p>
      <text:p text:style-name="P1">LIBRARIAN <text:s text:c="28"/>NOB</text:p>
      <text:p text:style-name="P1">------------------------------ ----------</text:p>
      <text:p text:style-name="P1"><text:s text:c="8"/>12 <text:s text:c="7"/>102 APS <text:s text:c="17"/>mumbai</text:p>
      <text:p text:style-name="P1">yash <text:s text:c="31"/>11000</text:p>
      <text:p text:style-name="P1"/>
      <text:p text:style-name="P1"><text:s text:c="8"/>13 <text:s text:c="7"/>102 KV <text:s text:c="18"/>kolkata</text:p>
      <text:p text:style-name="P1">ram <text:s text:c="32"/>15000</text:p>
      <text:p text:style-name="P1"/>
      <text:p text:style-name="P1"/>
      <text:p text:style-name="P1"/>
      <text:p text:style-name="P1">2)SQL&gt; select bid,bname from booktest where publi='BPB';</text:p>
      <text:p text:style-name="P1"/>
      <text:p text:style-name="P1"><text:s text:c="7"/>BID BNAME</text:p>
      <text:p text:style-name="P1">---------- --------------------</text:p>
      <text:p text:style-name="P1"><text:s text:c="7"/>105 army</text:p>
      <text:p text:style-name="P1"/>
      <text:p text:style-name="P1"><text:soft-page-break/>Q.4</text:p>
      <text:p text:style-name="P1"/>
      <text:p text:style-name="P1">1)SQL&gt; select count(bname) from booktest group by publi;</text:p>
      <text:p text:style-name="P1"/>
      <text:p text:style-name="P1">COUNT(BNAME)</text:p>
      <text:p text:style-name="P1">------------</text:p>
      <text:p text:style-name="P1"><text:s text:c="11"/>1</text:p>
      <text:p text:style-name="P1"><text:s text:c="11"/>2</text:p>
      <text:p text:style-name="P1"><text:s text:c="11"/>1</text:p>
      <text:p text:style-name="P1"><text:s text:c="11"/>1</text:p>
      <text:p text:style-name="P1"><text:s text:c="11"/>1</text:p>
      <text:p text:style-name="P1"/>
      <text:p text:style-name="P1">2)</text:p>
      <text:p text:style-name="P1">SQL&gt; select sum(price) from booktest where publi='nirali';</text:p>
      <text:p text:style-name="P1"/>
      <text:p text:style-name="P1">SUM(PRICE)</text:p>
      <text:p text:style-name="P1"><text:span text:style-name="T1">0</text:span>----------</text:p>
      <text:p text:style-name="P1"><text:s text:c="6"/>1100</text:p>
      <text:p text:style-name="P1"/>
      <text:p text:style-name="P1"/>
      <text:p text:style-name="P1">3)</text:p>
      <text:p text:style-name="P1"/>
      <text:p text:style-name="P1"/>
      <text:p text:style-name="P1">4)SQL&gt; select bname,auth_name from booktest where auth_name like'a%';</text:p>
      <text:p text:style-name="P1"/>
      <text:p text:style-name="P1"><text:soft-page-break/>BNAME <text:s text:c="15"/>AUTH_NAME</text:p>
      <text:p text:style-name="P1">-------------------- ------------------------------</text:p>
      <text:p text:style-name="P1">hotel management <text:s text:c="4"/>akshay</text:p>
      <text:p text:style-name="P1">friends <text:s text:c="13"/>aman</text:p>
      <text:p text:style-name="P1"/>
      <text:p text:style-name="P1"/>
      <text:p text:style-name="P1">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21:20:18.069000000</meta:creation-date>
    <dc:date>2022-02-08T21:35:14.414000000</dc:date>
    <meta:editing-duration>PT3M56S</meta:editing-duration>
    <meta:editing-cycles>1</meta:editing-cycles>
    <meta:document-statistic meta:table-count="0" meta:image-count="0" meta:object-count="0" meta:page-count="9" meta:paragraph-count="126" meta:word-count="386" meta:character-count="5320" meta:non-whitespace-character-count="3094"/>
    <meta:generator>LibreOffice/7.2.4.1$Windows_X86_64 LibreOffice_project/27d75539669ac387bb498e35313b970b7fe9c4f9</meta:generator>
  </office:meta>
</office:document-meta>
</file>